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monospace" svg:font-family="monospace, 'Droid Sans Mono', monospace, monospace, 'Droid Sans Fallback'"/>
  </office:font-face-decls>
  <office:automatic-styles>
    <style:style style:name="P1" style:family="paragraph" style:parent-style-name="Header">
      <style:text-properties officeooo:rsid="000aa388" officeooo:paragraph-rsid="000aa388"/>
    </style:style>
    <style:style style:name="P2"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2pt" fo:letter-spacing="normal" fo:font-style="italic" fo:font-weight="bold"/>
    </style:style>
    <style:style style:name="P3"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2pt" fo:letter-spacing="normal" fo:font-style="italic" fo:font-weight="bold" officeooo:paragraph-rsid="000e0a9c"/>
    </style:style>
    <style:style style:name="P4" style:family="paragraph" style:parent-style-name="Text_20_body">
      <style:paragraph-properties fo:margin-left="0cm" fo:margin-right="0cm" fo:margin-top="0cm" fo:margin-bottom="0.265cm" style:contextual-spacing="false" style:line-height-at-least="0.529cm" fo:text-align="center" style:justify-single-word="false" fo:orphans="2" fo:widows="2" fo:text-indent="0cm" style:auto-text-indent="false" fo:padding="0cm" fo:border="none"/>
      <style:text-properties fo:font-variant="normal" fo:text-transform="none" fo:color="#1c1c1c" loext:opacity="100%" style:font-name="Open Sans" fo:font-size="14pt" fo:letter-spacing="normal" fo:font-style="italic" style:text-underline-style="solid" style:text-underline-width="auto" style:text-underline-color="font-color" fo:font-weight="bold" officeooo:rsid="000aa388" officeooo:paragraph-rsid="000aa388" style:font-size-asian="14pt" style:font-style-asian="italic" style:font-weight-asian="bold" style:font-size-complex="14pt" style:font-style-complex="italic" style:font-weight-complex="bold"/>
    </style:style>
    <style:style style:name="P5"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0pt" fo:letter-spacing="normal" fo:font-style="normal" fo:font-weight="normal" officeooo:paragraph-rsid="000aa420" style:font-size-asian="10pt" style:font-style-asian="normal" style:font-weight-asian="normal" style:font-size-complex="10pt" style:font-style-complex="normal" style:font-weight-complex="normal"/>
    </style:style>
    <style:style style:name="P6"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0pt" fo:letter-spacing="normal" fo:font-style="italic" fo:font-weight="bold" officeooo:rsid="000b93c4" officeooo:paragraph-rsid="000b93c4" style:font-size-asian="8.75pt" style:font-size-complex="10pt"/>
    </style:style>
    <style:style style:name="P7"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0pt" fo:letter-spacing="normal" fo:font-style="normal" fo:font-weight="normal" officeooo:paragraph-rsid="000aa420" style:font-size-asian="10pt" style:font-style-asian="normal" style:font-weight-asian="normal" style:font-size-complex="10pt" style:font-style-complex="normal" style:font-weight-complex="normal"/>
    </style:style>
    <style:style style:name="P8"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0pt" fo:letter-spacing="normal" fo:font-style="normal" style:text-underline-style="none" fo:font-weight="normal" officeooo:paragraph-rsid="000aa420" style:font-size-asian="10pt" style:font-style-asian="normal" style:font-weight-asian="normal" style:font-size-complex="10pt" style:font-style-complex="normal" style:font-weight-complex="normal"/>
    </style:style>
    <style:style style:name="P9"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0pt" fo:letter-spacing="normal" fo:font-style="normal" style:text-underline-style="none" fo:font-weight="normal" officeooo:rsid="000ab494" officeooo:paragraph-rsid="000ab494" style:font-size-asian="10pt" style:font-style-asian="normal" style:font-weight-asian="normal" style:font-size-complex="10pt" style:font-style-complex="normal" style:font-weight-complex="normal"/>
    </style:style>
    <style:style style:name="P10"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0pt" fo:letter-spacing="normal" fo:font-style="normal" style:text-underline-style="none" fo:font-weight="normal" officeooo:rsid="000b93c4" officeooo:paragraph-rsid="000b93c4" style:font-size-asian="10pt" style:font-style-asian="normal" style:font-weight-asian="normal" style:font-size-complex="10pt" style:font-style-complex="normal" style:font-weight-complex="normal"/>
    </style:style>
    <style:style style:name="P11"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0pt" fo:letter-spacing="normal" fo:font-style="italic" fo:font-weight="bold" officeooo:rsid="000b93c4" officeooo:paragraph-rsid="000b93c4" style:font-size-asian="8.75pt" style:font-size-complex="10pt"/>
    </style:style>
    <style:style style:name="P12"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2pt" fo:letter-spacing="normal" fo:font-style="italic" fo:font-weight="bold" officeooo:paragraph-rsid="001f224d"/>
    </style:style>
    <style:style style:name="P13" style:family="paragraph" style:parent-style-name="Text_20_body" style:list-style-name="L1">
      <style:paragraph-properties fo:margin-left="0cm" fo:margin-right="0cm" fo:margin-top="0cm" fo:margin-bottom="0cm" style:contextual-spacing="false" style:line-height-at-least="0.529cm" fo:orphans="2" fo:widows="2" fo:text-indent="0cm" style:auto-text-indent="false" fo:padding="0cm" fo:border="none"/>
      <style:text-properties fo:font-variant="normal" fo:text-transform="none" fo:color="#555555" loext:opacity="100%" style:font-name="Open Sans" fo:font-size="9.75pt" fo:letter-spacing="normal" fo:font-style="normal" fo:font-weight="normal"/>
    </style:style>
    <style:style style:name="P14" style:family="paragraph" style:parent-style-name="Text_20_body" style:list-style-name="L1">
      <style:paragraph-properties fo:margin-top="0cm" fo:margin-bottom="0cm" style:contextual-spacing="false" style:line-height-at-least="0.529cm" fo:orphans="2" fo:widows="2" fo:padding="0cm" fo:border="none"/>
      <style:text-properties fo:font-variant="normal" fo:text-transform="none" fo:color="#555555" loext:opacity="100%" style:font-name="Open Sans" fo:font-size="9.75pt" fo:letter-spacing="normal" fo:font-style="normal" fo:font-weight="normal"/>
    </style:style>
    <style:style style:name="P15" style:family="paragraph" style:parent-style-name="Text_20_body" style:list-style-name="L1">
      <style:paragraph-properties fo:margin-top="0cm" fo:margin-bottom="0.265cm" style:contextual-spacing="false" style:line-height-at-least="0.529cm" fo:orphans="2" fo:widows="2" fo:padding="0cm" fo:border="none"/>
      <style:text-properties fo:font-variant="normal" fo:text-transform="none" fo:color="#555555" loext:opacity="100%" style:font-name="Open Sans" fo:font-size="9.75pt" fo:letter-spacing="normal" fo:font-style="normal" fo:font-weight="normal"/>
    </style:style>
    <style:style style:name="P16"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555555" loext:opacity="100%" style:font-name="Open Sans" fo:font-size="9.75pt" fo:letter-spacing="normal" fo:font-style="normal" fo:font-weight="normal" officeooo:paragraph-rsid="001ac0d0"/>
    </style:style>
    <style:style style:name="P17" style:family="paragraph" style:parent-style-name="Text_20_body">
      <style:paragraph-properties fo:margin-top="0cm" fo:margin-bottom="0.265cm" style:contextual-spacing="false" style:line-height-at-least="0.529cm" fo:orphans="2" fo:widows="2" fo:padding="0cm" fo:border="none"/>
      <style:text-properties fo:font-variant="normal" fo:text-transform="none" fo:color="#555555" loext:opacity="100%" style:font-name="Open Sans" fo:font-size="9.75pt" fo:letter-spacing="normal" fo:font-style="normal" fo:font-weight="normal"/>
    </style:style>
    <style:style style:name="P18"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555555" loext:opacity="100%" style:font-name="Open Sans" fo:font-size="9.75pt" fo:letter-spacing="normal" fo:font-style="normal" fo:font-weight="normal" officeooo:rsid="001ac0d0" officeooo:paragraph-rsid="001e2a3f"/>
    </style:style>
    <style:style style:name="P19" style:family="paragraph" style:parent-style-name="Text_20_body" style:list-style-name="L1">
      <style:paragraph-properties fo:margin-left="0cm" fo:margin-right="0cm" fo:margin-top="0cm" fo:margin-bottom="0cm" style:contextual-spacing="false" style:line-height-at-least="0.529cm" fo:orphans="2" fo:widows="2" fo:text-indent="0cm" style:auto-text-indent="false" fo:padding="0cm" fo:border="none"/>
    </style:style>
    <style:style style:name="P20" style:family="paragraph" style:parent-style-name="Text_20_body" style:list-style-name="L1">
      <style:paragraph-properties fo:margin-top="0cm" fo:margin-bottom="0cm" style:contextual-spacing="false" style:line-height-at-least="0.529cm" fo:orphans="2" fo:widows="2" fo:padding="0cm" fo:border="none"/>
    </style:style>
    <style:style style:name="P21"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officeooo:paragraph-rsid="000d981f"/>
    </style:style>
    <style:style style:name="T1" style:family="text">
      <style:text-properties fo:font-style="normal" style:text-underline-style="none" fo:font-weight="normal" style:font-size-asian="10pt" style:font-style-asian="normal" style:font-weight-asian="normal" style:font-style-complex="normal" style:font-weight-complex="normal"/>
    </style:style>
    <style:style style:name="T2" style:family="text">
      <style:text-properties fo:font-style="normal" style:text-underline-style="none" fo:font-weight="normal" officeooo:rsid="000c6374" style:font-size-asian="10pt" style:font-style-asian="normal" style:font-weight-asian="normal" style:font-style-complex="normal" style:font-weight-complex="normal"/>
    </style:style>
    <style:style style:name="T3" style:family="text">
      <style:text-properties fo:font-style="normal" style:text-underline-style="none" fo:font-weight="normal" officeooo:rsid="000c9da0" style:font-size-asian="10pt" style:font-style-asian="normal" style:font-weight-asian="normal" style:font-style-complex="normal" style:font-weight-complex="normal"/>
    </style:style>
    <style:style style:name="T4" style:family="text">
      <style:text-properties fo:font-style="normal" style:text-underline-style="none" fo:font-weight="normal" officeooo:rsid="001262c1" style:font-size-asian="10pt" style:font-style-asian="normal" style:font-weight-asian="normal" style:font-style-complex="normal" style:font-weight-complex="normal"/>
    </style:style>
    <style:style style:name="T5" style:family="text">
      <style:text-properties fo:font-style="normal" style:text-underline-style="none" fo:font-weight="normal" officeooo:rsid="0023526f" style:font-size-asian="10pt" style:font-style-asian="normal" style:font-weight-asian="normal" style:font-style-complex="normal" style:font-weight-complex="normal"/>
    </style:style>
    <style:style style:name="T6" style:family="text">
      <style:text-properties fo:font-style="normal" style:text-underline-style="none" fo:font-weight="normal" officeooo:rsid="002517bb" style:font-size-asian="10pt" style:font-style-asian="normal" style:font-weight-asian="normal" style:font-style-complex="normal" style:font-weight-complex="normal"/>
    </style:style>
    <style:style style:name="T7" style:family="text">
      <style:text-properties fo:font-variant="normal" fo:text-transform="none" fo:color="#555555" loext:opacity="100%" style:font-name="Open Sans" fo:font-size="9.75pt" fo:letter-spacing="normal" fo:font-style="normal" fo:font-weight="normal"/>
    </style:style>
    <style:style style:name="T8" style:family="text">
      <style:text-properties fo:font-variant="normal" fo:text-transform="none" fo:color="#555555" loext:opacity="100%" style:font-name="Open Sans" fo:font-size="9.75pt" fo:letter-spacing="normal" fo:font-style="normal" fo:font-weight="bold"/>
    </style:style>
    <style:style style:name="T9" style:family="text">
      <style:text-properties fo:font-variant="normal" fo:text-transform="none" fo:color="#1c1c1c" loext:opacity="100%" style:font-name="Open Sans" fo:font-size="10pt" fo:letter-spacing="normal" fo:font-style="normal" style:text-underline-style="none" fo:font-weight="normal" officeooo:rsid="000c9da0" style:font-size-asian="10pt" style:font-style-asian="normal" style:font-weight-asian="normal" style:font-size-complex="10pt" style:font-style-complex="normal" style:font-weight-complex="normal"/>
    </style:style>
    <style:style style:name="T10" style:family="text">
      <style:text-properties fo:font-variant="normal" fo:text-transform="none" fo:color="#1c1c1c" loext:opacity="100%" style:font-name="Open Sans" fo:font-size="10pt" fo:letter-spacing="normal" fo:font-style="normal" style:text-underline-style="none" fo:font-weight="normal" officeooo:rsid="000d981f" style:font-size-asian="10pt" style:font-style-asian="normal" style:font-weight-asian="normal" style:font-size-complex="10pt" style:font-style-complex="normal" style:font-weight-complex="normal"/>
    </style:style>
    <style:style style:name="T11" style:family="text">
      <style:text-properties fo:font-variant="normal" fo:text-transform="none" fo:color="#1c1c1c" loext:opacity="100%" style:font-name="Open Sans" fo:font-size="10pt" fo:letter-spacing="normal" fo:font-style="normal" style:text-underline-style="none" fo:font-weight="normal" officeooo:rsid="001877ca" style:font-size-asian="10pt" style:font-style-asian="normal" style:font-weight-asian="normal" style:font-size-complex="10pt" style:font-style-complex="normal" style:font-weight-complex="normal"/>
    </style:style>
    <style:style style:name="T12" style:family="text">
      <style:text-properties style:text-underline-style="solid" style:text-underline-width="auto" style:text-underline-color="font-color" style:font-size-asian="12pt" style:font-style-asian="italic" style:font-weight-asian="bold" style:font-size-complex="12pt" style:font-style-complex="italic" style:font-weight-complex="bold"/>
    </style:style>
    <style:style style:name="T13" style:family="text">
      <style:text-properties style:text-underline-style="solid" style:text-underline-width="auto" style:text-underline-color="font-color" officeooo:rsid="000aa388" style:font-size-asian="12pt" style:font-style-asian="italic" style:font-weight-asian="bold" style:font-size-complex="12pt" style:font-style-complex="italic" style:font-weight-complex="bold"/>
    </style:style>
    <style:style style:name="T14" style:family="text">
      <style:text-properties style:text-underline-style="solid" style:text-underline-width="auto" style:text-underline-color="font-color" officeooo:rsid="000e0a9c" style:font-size-asian="12pt" style:font-style-asian="italic" style:font-weight-asian="bold" style:font-size-complex="12pt" style:font-style-complex="italic" style:font-weight-complex="bold"/>
    </style:style>
    <style:style style:name="T15" style:family="text">
      <style:text-properties style:text-underline-style="solid" style:text-underline-width="auto" style:text-underline-color="font-color" officeooo:rsid="001f224d" style:font-size-asian="12pt" style:font-style-asian="italic" style:font-weight-asian="bold" style:font-size-complex="12pt" style:font-style-complex="italic" style:font-weight-complex="bold"/>
    </style:style>
    <style:style style:name="T16" style:family="text">
      <style:text-properties fo:color="#1c1c1c" loext:opacity="100%" fo:font-size="10pt" style:text-underline-style="none" style:font-size-asian="10pt" style:font-style-asian="normal" style:font-weight-asian="normal" style:font-size-complex="10pt" style:font-style-complex="normal" style:font-weight-complex="normal"/>
    </style:style>
    <style:style style:name="T17" style:family="text">
      <style:text-properties fo:color="#1c1c1c" loext:opacity="100%" fo:font-size="10pt" style:text-underline-style="none" officeooo:rsid="001877ca" style:font-size-asian="10pt" style:font-style-asian="normal" style:font-weight-asian="normal" style:font-size-complex="10pt" style:font-style-complex="normal" style:font-weight-complex="normal"/>
    </style:style>
    <style:style style:name="T18" style:family="text">
      <style:text-properties fo:color="#1c1c1c" loext:opacity="100%" fo:font-size="10pt" style:text-underline-style="none" officeooo:rsid="001bbd9b" style:font-size-asian="10pt" style:font-style-asian="normal" style:font-weight-asian="normal" style:font-size-complex="10pt" style:font-style-complex="normal" style:font-weight-complex="normal"/>
    </style:style>
    <style:style style:name="T19" style:family="text">
      <style:text-properties fo:color="#1c1c1c" loext:opacity="100%" fo:font-size="10pt" style:text-underline-style="none" officeooo:rsid="001d2ef6" style:font-size-asian="10pt" style:font-style-asian="normal" style:font-weight-asian="normal" style:font-size-complex="10pt" style:font-style-complex="normal" style:font-weight-complex="normal"/>
    </style:style>
    <style:style style:name="T20" style:family="text">
      <style:text-properties fo:color="#1c1c1c" loext:opacity="100%" fo:font-size="10pt" style:text-underline-style="none" officeooo:rsid="001e2a3f" style:font-size-asian="10pt" style:font-style-asian="normal" style:font-weight-asian="normal" style:font-size-complex="10pt" style:font-style-complex="normal" style:font-weight-complex="normal"/>
    </style:style>
    <style:style style:name="T21" style:family="text">
      <style:text-properties fo:color="#1c1c1c" loext:opacity="100%" fo:font-size="10pt" style:text-underline-style="none" officeooo:rsid="001ac0d0" style:font-size-asian="10pt" style:font-style-asian="normal" style:font-weight-asian="normal" style:font-size-complex="10pt" style:font-style-complex="normal" style:font-weight-complex="normal"/>
    </style:style>
    <style:style style:name="T22" style:family="text">
      <style:text-properties fo:color="#1c1c1c" loext:opacity="100%" fo:font-size="10pt" style:text-underline-style="none" officeooo:rsid="00221eb9" style:font-size-asian="10pt" style:font-style-asian="normal" style:font-weight-asian="normal" style:font-size-complex="10pt" style:font-style-complex="normal" style:font-weight-complex="normal"/>
    </style:style>
    <text:list-style style:name="L1">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1.323cm"/>
      </text:list-level-style-bullet>
      <text:list-level-style-bullet text:level="3" text:style-name="Bullet_20_Symbols" loext:num-list-format="%3%." style:num-suffix="." text:bullet-char="•">
        <style:list-level-properties text:space-before="1.984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port : Speech Audio Recognition</text:p>
      <text:p text:style-name="P2"><text:span text:style-name="T13">1. </text:span><text:span text:style-name="T12">Introduction</text:span></text:p>
      <text:p text:style-name="P5">CREMA-D (Consortium for Research on Emotional Motivations in Adult Development) is a dataset of audio and video recordings of actors performing scripted emotional scenes. The dataset was developed by the University of Colorado Boulder and funded by the National Science Foundation.</text:p>
      <text:p text:style-name="P5">The actors in the dataset were asked to perform a variety of emotional scenes, including scenes that depicted happiness, sadness, anger, disgust, surprise, and fear. The scenes were designed to be representative of everyday emotional situations that people might experience in their lives.</text:p>
      <text:p text:style-name="P5">The task targeted by experiments using the CREMA-D dataset is typically related to the analysis of emotion in audio and video data. Researchers may use the dataset to develop and evaluate machine learning models for tasks such as emotion recognition, sentiment analysis, and natural language processing. These models may be used to automatically analyze the emotional content of audio or video data and extract relevant information about the emotions being expressed by the actors.</text:p>
      <text:p text:style-name="P5">A proposed pipeline for conducting these experiments might involve the following steps:</text:p>
      <text:p text:style-name="P5">1. Preprocessing the data: This could involve cleaning and formatting the audio and video data to make it suitable for analysis.</text:p>
      <text:p text:style-name="P5">2. Developing machine learning models: This could involve training and testing various machine learning models using the preprocessed data, in order to identify the model that performs the best on the task at hand.</text:p>
      <text:p text:style-name="P5">3. Evaluating the performance of the models: This could involve using a variety of evaluation metrics to assess the accuracy and reliability of the models in analyzing emotional content in the data.</text:p>
      <text:p text:style-name="P8">4. Fine-tuning the models: This could involve adjusting the model hyperparameters and other settings in order to further improve the performance of the model.</text:p>
      <text:p text:style-name="P9">I decided to use the CREMA-D dataset through these experiments because it provides a large and diverse set of data that can be used to train and test machine learning models. The dataset includes a wide range of emotional expressions and situations, which can help to ensure that the models are robust and can generalize well to other speeches dataset.</text:p>
      <text:p text:style-name="P10">In digital audio, an audio signal is typically represented as a sequence of numbers, with each number representing the amplitude of the signal at a particular point in time. The sequence of numbers can be thought of as a waveform, with the numbers representing the heights of the waveform at different points in time.</text:p>
      <text:p text:style-name="P10">When an audio signal is digitized and stored in a computer, the sequence of numbers representing the signal is typically saved in a file format such as MP3, WAV, or AIFF. The file format specifies how the numbers are encoded and stored, and how they should be decoded and played back when the audio is played.</text:p>
      <text:p text:style-name="P10"><text:soft-page-break/>In the case of the CREMA-D dataset, the audio data consists of recorded audio of actors speaking and performing emotional scenes. Each audio file in the dataset is a sequence of numbers representing the amplitude of the audio signal at different points in time. These numbers can be used to reconstruct the original audio signal and play back the audio when the file is played.</text:p>
      <text:p text:style-name="P6"><text:span text:style-name="T1">To realize this experiments, I have chosen to use firstly a simple neural network using LSTM layers and creating features from audio sequences with M</text:span><text:span text:style-name="T4">FCC. MFCC stands for Mel-Frequency Cepstral Coefficients. It is a feature representation commonly used in speech and audio processing tasks. It is derived from the spectrogram of a signal, which is a representation of the frequency content of a signal over time. The MFCCs are derived from the log-magnitude spectrum of a signal, and they capture the spectral envelope of the signal. They are typically used as input features for tasks such as speech recognition, speaker recognition, and music genre classification.</text:span></text:p>
      <text:p text:style-name="P6"><text:span text:style-name="T1">Then, as the previous model doesn’t give a good accuracy, I decided to use a more complex </text:span><text:span text:style-name="T2">model, </text:span><text:span text:style-name="T3">basically a CNN </text:span><text:span text:style-name="T5">as we have spectral data</text:span><text:span text:style-name="T3">. This time the pre-processing is more consequent. I use audio under 3 special types : normal, noised and stretched + pitched. Moreover, </text:span><text:span text:style-name="T5">features are created under 5 transformations </text:span><text:span text:style-name="T6">for each audio sample</text:span><text:span text:style-name="T5"> : ZCR, STFT, MFCC, RMS and Mel spectrogram. The zero-crossing rate (ZCR) measures the number of times the audio signal crosses the zero line per second. The chroma short-time Fourier transform (STFT) represents the energy of the audio signal at different pitches. The root mean square (RMS) is a measure of the power of the audio signal. </text:span><text:span text:style-name="T6">Finally, The Mel spectrogram represents the spectral power of the audio signal across different frequency bands.</text:span></text:p>
      <text:p text:style-name="P21"><text:span text:style-name="T9">A</text:span><text:span text:style-name="T10">bout pre-processing, there is no need to clean data because this is a cleaned data commonly used in research. </text:span><text:span text:style-name="T11">However, I due to download the wav files because I if not I can’t use the library librosa which is needed when we pre-process data. </text:span></text:p>
      <text:p text:style-name="P3"><text:span text:style-name="T14">2</text:span><text:span text:style-name="T13">. Experimental methodology</text:span></text:p>
      <text:p text:style-name="P18"><text:span text:style-name="T17">T</text:span><text:span text:style-name="T16">he choice done on the way to test performance of models are very classical. As a metrics evaluated, I took the accuracy. About loss, I used 'sparse_categorical_crossentropy' avoiding to set up a oneHotEncoding to categorise the labels. </text:span><text:span text:style-name="T18">I didn’t use shuffle split because each part (train, test and val) are already inside the structure of the loaded dataset. </text:span><text:span text:style-name="T19">Finally, the selected numbers of neurons are are purely abitrary and their architecture derive from very often used models. </text:span></text:p>
      <text:p text:style-name="P18"><text:span text:style-name="T20">To get more information and get in details, here </text:span><text:span text:style-name="T22">is </text:span><text:span text:style-name="T20">the notebook of the experiment :</text:span></text:p>
      <text:p text:style-name="P16"><text:a xlink:type="simple" xlink:href="https://github.com/fabricemlili/Supervised-learning/blob/main/Project/final_project.ipynb" text:style-name="Internet_20_link" text:visited-style-name="Visited_20_Internet_20_Link">https://github.com/fabricemlili/Supervised-learning/blob/main/Project/final_project.ipynb</text:a><text:span text:style-name="T21"><text:line-break/></text:span></text:p>
      <text:p text:style-name="P12"><text:span text:style-name="T15">3</text:span><text:span text:style-name="T13">. </text:span><text:span text:style-name="T15">Results and discussion</text:span></text:p>
      <text:p text:style-name="P17"/>
      <text:list xml:id="list1441314187" text:style-name="L1">
        <text:list-item>
          <text:list>
            <text:list-item>
              <text:p text:style-name="P19"><text:span text:style-name="T7">Present the </text:span><text:span text:style-name="Strong_20_Emphasis"><text:span text:style-name="T8">main relevant results</text:span></text:span><text:span text:style-name="T7"> of your experiments</text:span></text:p>
              <text:list>
                <text:list-item>
                  <text:p text:style-name="P19"><text:span text:style-name="T7">Use </text:span><text:span text:style-name="Strong_20_Emphasis"><text:span text:style-name="T8">tables and/or plots</text:span></text:span><text:span text:style-name="T7"> to summarize the obtained performances on the train/valid/test sets</text:span></text:p>
                </text:list-item>
              </text:list>
            </text:list-item>
            <text:list-item>
              <text:p text:style-name="P20"><text:soft-page-break/><text:span text:style-name="T7">Based on your results, </text:span><text:span text:style-name="Strong_20_Emphasis"><text:span text:style-name="T8">explain your reasoning</text:span></text:span><text:span text:style-name="T7"> behind changes you made to improve your performance</text:span></text:p>
            </text:list-item>
            <text:list-item>
              <text:p text:style-name="P20"><text:span text:style-name="Strong_20_Emphasis"><text:span text:style-name="T8">Analyse and compare the results between baseline and proposed models</text:span></text:span><text:span text:style-name="T7">, discuss which is the best model for the task</text:span></text:p>
            </text:list-item>
            <text:list-item>
              <text:p text:style-name="P20"><text:span text:style-name="T7">Comment on the </text:span><text:span text:style-name="Strong_20_Emphasis"><text:span text:style-name="T8">main difficulties</text:span></text:span><text:span text:style-name="T7"> encountered in running your experiments and/or to improve your models </text:span></text:p>
            </text:list-item>
          </text:list>
        </text:list-item>
        <text:list-item>
          <text:p text:style-name="P15">Conclusion and next steps</text:p>
          <text:list>
            <text:list-item>
              <text:p text:style-name="P13">Decide which model you would use for the task given your experimental results</text:p>
            </text:list-item>
            <text:list-item>
              <text:p text:style-name="P14">Comment on eventual extra experiments or procedures you could perform to:</text:p>
              <text:list>
                <text:list-item>
                  <text:p text:style-name="P13">refine your decision,</text:p>
                </text:list-item>
                <text:list-item>
                  <text:p text:style-name="P14">to improve your model's performance or </text:p>
                </text:list-item>
                <text:list-item>
                  <text:p text:style-name="P14">to adapt your model to a particular application scenario (e.g. real-time inference, embedded inference, etc)</text:p>
                </text:list-item>
              </text:list>
            </text:list-item>
          </text:list>
        </text:list-item>
        <text:list-item>
          <text:p text:style-name="P15">References</text:p>
          <text:list>
            <text:list-item>
              <text:p text:style-name="P13">You do not need to explain every methodological step in detail if it is frequent practice in the field, but you should provide a reference in case the reader is not aware of it (a link to a documentation page, an article where the method is explained, or something of the sort).</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monospace" svg:font-family="monospace, 'Droid Sans Mono', monospace, monospace, 'Droid Sans Fallbac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a388" officeooo:paragraph-rsid="000aa38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abrice Mlili</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8T22:33:39.701374472</meta:creation-date>
    <dc:date>2022-12-19T14:57:08.157023532</dc:date>
    <meta:editing-duration>PT1H22M49S</meta:editing-duration>
    <meta:editing-cycles>14</meta:editing-cycles>
    <meta:generator>LibreOffice/7.3.7.2$Linux_X86_64 LibreOffice_project/30$Build-2</meta:generator>
    <meta:document-statistic meta:table-count="0" meta:image-count="0" meta:object-count="0" meta:page-count="3" meta:paragraph-count="36" meta:word-count="1094" meta:character-count="6763" meta:non-whitespace-character-count="5713"/>
  </office:meta>
</office:document-meta>
</file>